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>
      <style:graphic-properties svg:stroke-color="#ff3333" draw:fill="solid" draw:fill-color="#ff3333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08cm" style:use-optimal-column-width="false"/>
    </style:style>
    <style:style style:name="ro1" style:family="table-row">
      <style:table-row-properties style:row-height="1.614cm"/>
    </style:style>
    <style:style style:name="ro2" style:family="table-row">
      <style:table-row-properties style:row-height="5.311cm"/>
    </style:style>
    <style:style style:name="ro3" style:family="table-row">
      <style:table-row-properties style:row-height="3.0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end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3pt" fo:text-shadow="none" style:text-underline-style="none" fo:font-weight="bold" style:font-size-asian="43pt" style:font-weight-asian="bold" style:font-size-complex="43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text-properties fo:language="fr" fo:country="FR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color="#ffffff" fo:font-size="43pt" fo:language="fr" fo:country="FR" fo:text-shadow="none" style:text-underline-style="none" fo:font-weight="bold" style:font-size-asian="43pt" style:font-weight-asian="bold" style:font-size-complex="4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7.2cm" svg:height="3.506cm" svg:x="0.2cm" svg:y="0.837cm" presentation:class="title" presentation:user-transformed="true">
          <draw:text-box>
            <text:p><text:span text:style-name="T1">Actions jour 1</text:span></text:p>
          </draw:text-box>
        </draw:frame>
        <draw:frame draw:style-name="standard" draw:layer="layout" svg:width="22.398cm" svg:height="10.065cm" svg:x="2.687cm" svg:y="7.955cm">
          <table:table table:template-name="orange" table:use-first-row-styles="true" table:use-first-column-styles="true" table:use-banding-column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2">Court</text:span> terme</text:p>
                <text:p text:style-name="P1">(prochaine fois)</text:p>
              </table:table-cell>
              <table:table-cell>
                <text:p text:style-name="P1"><text:span text:style-name="T2">Long</text:span> terme</text:p>
              </table:table-cell>
              <table:table-cell table:style-name="ce2">
                <text:p text:style-name="P3"><text:span text:style-name="T2">A conserver</text:span></text:p>
              </table:table-cell>
            </table:table-row>
            <table:table-row table:style-name="ro2" table:default-cell-style-name="ce4">
              <table:table-cell table:style-name="ce3">
                <text:p text:style-name="P4">IN</text:p>
                <text:p text:style-name="P4">(interne à l'équipe)</text:p>
              </table:table-cell>
              <table:table-cell>
                <text:p>Faire des points :</text:p>
                <text:p>- un le matin</text:p>
                <text:p>- un à 16 heures</text:p>
                <text:p/>
                <text:p>Améliorer le dépôt git</text:p>
              </table:table-cell>
              <table:table-cell>
                <text:p>Lancement de l'application</text:p>
              </table:table-cell>
              <table:table-cell table:number-rows-spanned="2">
                <text:p>Binômage</text:p>
              </table:table-cell>
            </table:table-row>
            <table:table-row table:style-name="ro3" table:default-cell-style-name="ce4">
              <table:table-cell table:style-name="ce3">
                <text:p text:style-name="P4">OUT</text:p>
                <text:p text:style-name="P4">(externe à l'équipe)</text:p>
              </table:table-cell>
              <table:table-cell>
                <text:p>Changer de salle</text:p>
              </table:table-cell>
              <table:table-cell>
                <text:p>Formation git</text:p>
                <text:p>Salle pour le groupe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2cm" svg:y="-0.136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3" draw:text-style-name="P1" draw:layer="Mise en page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7.2cm" svg:height="3.506cm" svg:x="0.2cm" svg:y="0.837cm" presentation:class="title" presentation:user-transformed="true">
          <draw:text-box>
            <text:p><text:span text:style-name="T1">Actions jour 2</text:span></text:p>
          </draw:text-box>
        </draw:frame>
        <draw:frame draw:style-name="standard" draw:layer="layout" svg:width="22.398cm" svg:height="10.065cm" svg:x="2.687cm" svg:y="7.955cm">
          <table:table table:template-name="orange" table:use-first-row-styles="true" table:use-first-column-styles="true" table:use-banding-column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B</text:p>
              </table:table-cell>
              <table:table-cell>
                <text:p text:style-name="P1"><text:span text:style-name="T2">Court</text:span> terme</text:p>
                <text:p text:style-name="P1">(prochaine fois)</text:p>
              </table:table-cell>
              <table:table-cell>
                <text:p text:style-name="P1"><text:span text:style-name="T2">Long</text:span> terme</text:p>
              </table:table-cell>
              <table:table-cell table:style-name="ce2">
                <text:p text:style-name="P3"><text:span text:style-name="T2">A conserver</text:span></text:p>
              </table:table-cell>
            </table:table-row>
            <table:table-row table:style-name="ro2" table:default-cell-style-name="ce4">
              <table:table-cell table:style-name="ce3">
                <text:p text:style-name="P4">IN</text:p>
                <text:p text:style-name="P4">(interne à l'équipe)</text:p>
              </table:table-cell>
              <table:table-cell>
                <text:p>Intégrer</text:p>
                <text:p>Mise à jour logicielle</text:p>
              </table:table-cell>
              <table:table-cell>
                <text:p>Intégration HTML/CSS</text:p>
              </table:table-cell>
              <table:table-cell table:number-rows-spanned="2">
                <text:p>Système de binômage</text:p>
              </table:table-cell>
            </table:table-row>
            <table:table-row table:style-name="ro3" table:default-cell-style-name="ce4">
              <table:table-cell table:style-name="ce3">
                <text:p text:style-name="P4">OUT</text:p>
                <text:p text:style-name="P4">(externe à l'équipe)</text:p>
              </table:table-cell>
              <table:table-cell>
                <text:p><text:span text:style-name="T3">Meilleure connexion internet !</text:span></text:p>
                <text:p><text:span text:style-name="T3">Prises internet qui fonctionnent</text:span></text:p>
              </table:table-cell>
              <table:table-cell>
                <text:p>Prévoir une clé USB pour les installations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2cm" svg:y="-0.136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3" draw:text-style-name="P1" draw:layer="Mise en page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7.2cm" svg:height="3.506cm" svg:x="0.2cm" svg:y="0.837cm" presentation:class="title" presentation:user-transformed="true">
          <draw:text-box>
            <text:p><text:span text:style-name="T1">Actions jour 3</text:span></text:p>
          </draw:text-box>
        </draw:frame>
        <draw:frame draw:style-name="standard" draw:layer="layout" svg:width="22.398cm" svg:height="10.065cm" svg:x="2.687cm" svg:y="7.955cm">
          <table:table table:template-name="orange" table:use-first-row-styles="true" table:use-first-column-styles="true" table:use-banding-column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2">Court</text:span> terme</text:p>
                <text:p text:style-name="P1">(prochaine fois)</text:p>
              </table:table-cell>
              <table:table-cell>
                <text:p text:style-name="P1"><text:span text:style-name="T2">Long</text:span> terme</text:p>
              </table:table-cell>
              <table:table-cell table:style-name="ce2">
                <text:p text:style-name="P3"><text:span text:style-name="T2">A conserver</text:span></text:p>
              </table:table-cell>
            </table:table-row>
            <table:table-row table:style-name="ro2" table:default-cell-style-name="ce4">
              <table:table-cell table:style-name="ce3">
                <text:p text:style-name="P4">IN</text:p>
                <text:p text:style-name="P4">(interne à l'équipe)</text:p>
              </table:table-cell>
              <table:table-cell table:style-name="ce5">
                <text:p text:style-name="P6"><text:span text:style-name="T3">Penser à présenter l'application sur ios/android</text:span></text:p>
                <text:p text:style-name="P6"><text:span text:style-name="T3">Rajouter lors de la présentation une interaction avec les fiches et le client</text:span></text:p>
              </table:table-cell>
              <table:table-cell>
                <text:p>Préparer une présentation dynamique et interactive</text:p>
              </table:table-cell>
              <table:table-cell table:number-rows-spanned="2">
                <text:p>Binômage</text:p>
              </table:table-cell>
            </table:table-row>
            <table:table-row table:style-name="ro3" table:default-cell-style-name="ce4">
              <table:table-cell table:style-name="ce3">
                <text:p text:style-name="P4">OUT</text:p>
                <text:p text:style-name="P4">(externe à l'équipe)</text:p>
              </table:table-cell>
              <table:table-cell>
                <text:p>Poser plus de questions au client</text:p>
              </table:table-cell>
              <table:table-cell>
                <text:p>Formation git</text:p>
                <text:p>Salle pour le groupe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2cm" svg:y="-0.136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2T15:43:04.305422690</dc:date>
    <meta:editing-duration>PT5H48M3S</meta:editing-duration>
    <meta:editing-cycles>26</meta:editing-cycles>
    <meta:generator>LibreOffice/4.2.8.2$Linux_X86_64 LibreOffice_project/420m0$Build-2</meta:generator>
    <meta:document-statistic meta:object-count="36"/>
  </office:meta>
</office:document-meta>
</file>